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42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3" table:default-cell-style-name="ce81"/>
        <table:table-column table:style-name="co3" table:number-columns-repeated="8" table:default-cell-style-name="Default"/>
        <table:table-column table:style-name="co4" table:number-columns-repeated="94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5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7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15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1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9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9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0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6"/>
          <table:table-cell table:number-columns-repeated="961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0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59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61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1"/>
          <table:table-cell table:number-columns-repeated="961"/>
        </table:table-row>
        <table:table-row table:style-name="ro9">
          <table:table-cell table:number-columns-repeated="2"/>
          <table:table-cell table:style-name="ce57" table:number-columns-repeated="60"/>
          <table:table-cell table:number-columns-repeated="96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9"/>
          <table:table-cell table:number-columns-repeated="961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61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5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1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0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0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0"/>
          <table:table-cell table:number-columns-repeated="961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5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5"/>
          <table:table-cell table:number-columns-repeated="961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6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61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9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1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61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0"/>
          <table:table-cell table:number-columns-repeated="961"/>
        </table:table-row>
        <table:table-row table:style-name="ro9" table:number-rows-repeated="104850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20:16:55.71431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13T23:34:41.943051704</dc:date>
    <meta:editing-duration>P154DT12H3M53S</meta:editing-duration>
    <meta:editing-cycles>795</meta:editing-cycles>
    <meta:generator>LibreOffice/6.1.5.2$Linux_X86_64 LibreOffice_project/10$Build-2</meta:generator>
    <meta:document-statistic meta:table-count="3" meta:cell-count="918" meta:object-count="0"/>
  </office:meta>
</office:document-meta>
</file>